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.159cm" fo:margin-bottom="0.494cm" fo:margin-left="0cm" fo:margin-right="0.159cm"/>
    </style:style>
    <style:style style:name="T1_1" style:family="text" style:parent-style-name="Default_20_Paragraph_20_Font"/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/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4_1" style:family="text" style:parent-style-name="Default_20_Paragraph_20_Font">
      <style:text-properties style:font-name="Verdana" style:font-name-asian="Verdana" style:font-name-complex="Verdana" fo:font-weight="bold" style:font-weight-asian="bold" style:font-weight-complex="bold"/>
    </style:style>
    <style:style style:name="T4_2" style:family="text" style:parent-style-name="Default_20_Paragraph_20_Font">
      <style:text-properties style:font-name="Verdana" style:font-name-asian="Verdana" style:font-name-complex="Verdana" fo:font-weight="bold" style:font-weight-asian="bold" style:font-weight-complex="bold"/>
    </style:style>
    <style:style style:name="T4_3" style:family="text" style:parent-style-name="Default_20_Paragraph_20_Font">
      <style:text-properties style:font-name="Verdana" style:font-name-asian="Verdana" style:font-name-complex="Verdana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fo:margin-top="0cm" fo:margin-left="1.27cm" fo:margin-right="0cm"/>
      <style:text-properties style:font-name="Verdana" fo:font-size="11pt" style:font-name-asian="Verdana" style:font-size-asian="11pt" style:font-name-complex="Verdana" style:font-size-complex="11pt"/>
    </style:style>
    <style:style style:name="T5_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_1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P6" style:family="paragraph" style:parent-style-name="Standard">
      <style:paragraph-properties fo:text-align="left" fo:break-before="auto" fo:line-height="115%" fo:margin-top="0cm" fo:margin-left="1.27cm" fo:margin-right="0cm"/>
      <style:text-properties style:font-name="Verdana" fo:font-size="11pt" style:font-name-asian="Verdana" style:font-size-asian="11pt" style:font-name-complex="Verdana" style:font-size-complex="11pt"/>
    </style:style>
    <style:style style:name="T6_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1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2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3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6_4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font-name="Verdana" fo:font-size="11pt" style:font-name-asian="Verdana" style:font-size-asian="11pt" style:font-name-complex="Verdana" style:font-size-complex="11pt"/>
    </style:style>
    <style:style style:name="T7_1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2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3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4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5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6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7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9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7_1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P8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7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8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0_17" style:family="text" style:parent-style-name="Default_20_Paragraph_20_Font"/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19" style:family="text" style:parent-style-name="Default_20_Paragraph_20_Font"/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21" style:family="text" style:parent-style-name="Default_20_Paragraph_20_Font"/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23" style:family="text" style:parent-style-name="Default_20_Paragraph_20_Font"/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25" style:family="text" style:parent-style-name="Default_20_Paragraph_20_Font"/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27" style:family="text" style:parent-style-name="Default_20_Paragraph_20_Font"/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29" style:family="text" style:parent-style-name="Default_20_Paragraph_20_Font"/>
    <style:style style:name="T10_3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0_31" style:family="text" style:parent-style-name="Default_20_Paragraph_20_Font"/>
    <style:style style:name="T10_3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2_29" style:family="text" style:parent-style-name="Default_20_Paragraph_20_Font"/>
    <style:style style:name="T12_3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2_31" style:family="text" style:parent-style-name="Default_20_Paragraph_20_Font"/>
    <style:style style:name="T12_3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2_33" style:family="text" style:parent-style-name="Default_20_Paragraph_20_Font"/>
    <style:style style:name="T12_3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2_35" style:family="text" style:parent-style-name="Default_20_Paragraph_20_Font"/>
    <style:style style:name="T12_3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6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7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8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8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8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8_8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0_3" style:family="text" style:parent-style-name="Default_20_Paragraph_20_Font"/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0_5" style:family="text" style:parent-style-name="Default_20_Paragraph_20_Font"/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6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7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8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9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0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6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/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ff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9_8" style:family="text" style:parent-style-name="Default_20_Paragraph_20_Font"/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ff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9_10" style:family="text" style:parent-style-name="Default_20_Paragraph_20_Font"/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ff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9_12" style:family="text" style:parent-style-name="Default_20_Paragraph_20_Font"/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ff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9_14" style:family="text" style:parent-style-name="Default_20_Paragraph_20_Font"/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ff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.494cm" fo:margin-bottom="0.141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8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6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0" style:family="text" style:parent-style-name="Default_20_Paragraph_20_Font">
      <style:text-properties style:font-name="Verdana" fo:font-size="11pt" style:font-name-asian="Verdana" style:font-size-asian="11pt" style:font-name-complex="Verdana" style:font-size-complex="11pt"/>
    </style:style>
    <style:style style:name="T56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.635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<text:a xlink:type="simple" xlink:href="https://docs.google.com/document/d/1kXc_yzzuHkjnfIp_qU3IIP4lfj06KFgoKbTZEQlyiFA/edit?hl=en_US"><text:span text:style-name="T1_2">word</text:span></text:a></text:span><text:span text:style-name="T1_3"> <text:s/></text:span><text:span text:style-name="T1_4"><text:a xlink:type="simple" xlink:href="https://docs.google.com/document/d/1pR1kc27OwTEGZ4BavhYT4RVvAtlEEUzueT9T-URY9t0/edit?hl=en_US"><text:span text:style-name="T1_5">toc</text:span></text:a></text:span></text:p>
      <text:p text:style-name="P2"><text:span text:style-name="T2_1">JOD</text:span><text:span text:style-name="T2_2"><text:s/></text:span><text:span text:style-name="T2_3">Release</text:span><text:span text:style-name="T2_4"><text:s/></text:span><text:span text:style-name="T2_5">Notes</text:span><text:span text:style-name="T2_6"><text:s/></text:span></text:p>
      <text:p text:style-name="P3"><text:span text:style-name="T3_1">Versions</text:span><text:span text:style-name="T3_2"><text:s/></text:span><text:span text:style-name="T3_3">listed</text:span><text:span text:style-name="T3_4"><text:s/></text:span><text:span text:style-name="T3_5">in</text:span><text:span text:style-name="T3_6"><text:s/></text:span><text:span text:style-name="T3_7">this</text:span><text:span text:style-name="T3_8"><text:s/></text:span><text:span text:style-name="T3_9">document</text:span><text:span text:style-name="T3_10"><text:s/></text:span><text:span text:style-name="T3_11">correspond</text:span><text:span text:style-name="T3_12"><text:s/></text:span><text:span text:style-name="T3_13">to</text:span><text:span text:style-name="T3_14"><text:s/></text:span><text:span text:style-name="T3_15">JAL</text:span><text:span text:style-name="T3_16"><text:s/></text:span><text:span text:style-name="T3_17">versions</text:span><text:span text:style-name="T3_18">.</text:span></text:p>
      <text:p text:style-name="P4"><text:span text:style-name="T4_1">==<text:s/>0.9.4<text:s/>==<text:s/></text:span><text:span text:style-name="T4_2">Nov</text:span><text:span text:style-name="T4_3"><text:s/>25,<text:s/>2011</text:span></text:p>
      <text:list text:style-name="LS1" xml:id="list0">
        <text:list-item>
          <text:p text:style-name="P5"><text:span text:style-name="T5_1">Updated</text:span><text:span text:style-name="T5_2"><text:s/></text:span><text:span text:style-name="T5_3">jodindex</text:span><text:span text:style-name="T5_4">.</text:span><text:span text:style-name="T5_5">html</text:span><text:span text:style-name="T5_6"><text:s/></text:span><text:span text:style-name="T5_7">to</text:span><text:span text:style-name="T5_8"><text:s/></text:span><text:span text:style-name="T5_9">reference</text:span><text:span text:style-name="T5_10"><text:s/></text:span><text:span text:style-name="T5_11">current</text:span><text:span text:style-name="T5_12"><text:s/></text:span><text:span text:style-name="T5_13">online</text:span><text:span text:style-name="T5_14"><text:s/></text:span><text:span text:style-name="T5_15">documentation</text:span><text:span text:style-name="T5_16">.</text:span></text:p>
        </text:list-item>
        <text:list-item>
          <text:p text:style-name="P6"><text:span text:style-name="T6_1">Fixed</text:span><text:span text:style-name="T6_2"><text:s/></text:span><text:span text:style-name="T6_3">a</text:span><text:span text:style-name="T6_4"><text:s/>(</text:span><text:span text:style-name="T6_5">make</text:span><text:span text:style-name="T6_6">)<text:s/></text:span><text:span text:style-name="T6_7">bug</text:span><text:span text:style-name="T6_8"><text:s/>-<text:s/></text:span><text:span text:style-name="T6_9">make</text:span><text:span text:style-name="T6_10"><text:s/></text:span><text:span text:style-name="T6_11">could</text:span><text:span text:style-name="T6_12"><text:s/></text:span><text:span text:style-name="T6_13">fail</text:span><text:span text:style-name="T6_14"><text:s/></text:span><text:span text:style-name="T6_15">when</text:span><text:span text:style-name="T6_16"><text:s/></text:span><text:span text:style-name="T6_17">words</text:span><text:span text:style-name="T6_18"><text:s/></text:span><text:span text:style-name="T6_19">with</text:span><text:span text:style-name="T6_20"><text:s/></text:span><text:span text:style-name="T6_21">the</text:span><text:span text:style-name="T6_22"><text:s/></text:span><text:span text:style-name="T6_23">same</text:span><text:span text:style-name="T6_24"><text:s/></text:span><text:span text:style-name="T6_25">name</text:span><text:span text:style-name="T6_26"><text:s/></text:span><text:span text:style-name="T6_27">and</text:span><text:span text:style-name="T6_28"><text:s/></text:span><text:span text:style-name="T6_29">different</text:span><text:span text:style-name="T6_30"><text:s/></text:span><text:span text:style-name="T6_31">name</text:span><text:span text:style-name="T6_32"><text:s/></text:span><text:span text:style-name="T6_33">classes</text:span><text:span text:style-name="T6_34"><text:s/></text:span><text:span text:style-name="T6_35">were</text:span><text:span text:style-name="T6_36"><text:s/></text:span><text:span text:style-name="T6_37">present</text:span><text:span text:style-name="T6_38"><text:s/></text:span><text:span text:style-name="T6_39">on</text:span><text:span text:style-name="T6_40"><text:s/></text:span><text:span text:style-name="T6_41">the</text:span><text:span text:style-name="T6_42"><text:s/></text:span><text:span text:style-name="T6_43">path</text:span><text:span text:style-name="T6_44">.</text:span></text:p>
        </text:list-item>
        <text:list-item>
          <text:p text:style-name="P7"><text:span text:style-name="T7_1">Updated</text:span><text:span text:style-name="T7_2"><text:s/></text:span><text:span text:style-name="T7_3">and</text:span><text:span text:style-name="T7_4"><text:s/></text:span><text:span text:style-name="T7_5">extended</text:span><text:span text:style-name="T7_6"><text:s/></text:span><text:span text:style-name="T7_7">JOD</text:span><text:span text:style-name="T7_8"><text:s/></text:span><text:span text:style-name="T7_9">tests</text:span><text:span text:style-name="T7_10">.</text:span></text:p>
        </text:list-item>
      </text:list>
      <text:p text:style-name="P8"><text:span text:style-name="T8_1">==<text:s/>0.9.3<text:s/>==<text:s/></text:span><text:span text:style-name="T8_2">June</text:span><text:span text:style-name="T8_3"><text:s/>11,<text:s/>2011</text:span></text:p>
      <text:list text:style-name="LS2" xml:id="list3">
        <text:list-item>
          <text:p text:style-name="P9"><text:span text:style-name="T9_1">Online</text:span><text:span text:style-name="T9_2"> </text:span><text:span text:style-name="T9_3">documentation</text:span><text:span text:style-name="T9_4"> </text:span><text:span text:style-name="T9_5">revised</text:span><text:span text:style-name="T9_6"> </text:span><text:span text:style-name="T9_7">and</text:span><text:span text:style-name="T9_8"> </text:span><text:span text:style-name="T9_9">extended</text:span><text:span text:style-name="T9_10">. </text:span><text:span text:style-name="T9_11">The</text:span><text:span text:style-name="T9_12"> </text:span><text:span text:style-name="T9_13">online</text:span><text:span text:style-name="T9_14"> </text:span><text:span text:style-name="T9_15">documents</text:span><text:span text:style-name="T9_16"><text:s/></text:span><text:span text:style-name="T9_17">are</text:span><text:span text:style-name="T9_18"> </text:span><text:span text:style-name="T9_19">hosted</text:span><text:span text:style-name="T9_20"> </text:span><text:span text:style-name="T9_21">by</text:span><text:span text:style-name="T9_22"> </text:span><text:span text:style-name="T9_23">Google</text:span><text:span text:style-name="T9_24"> </text:span><text:span text:style-name="T9_25">Documents</text:span><text:span text:style-name="T9_26"> </text:span><text:span text:style-name="T9_27">and</text:span><text:span text:style-name="T9_28"> </text:span><text:span text:style-name="T9_29">can</text:span><text:span text:style-name="T9_30"> </text:span><text:span text:style-name="T9_31">be</text:span><text:span text:style-name="T9_32"> </text:span><text:span text:style-name="T9_33">read</text:span><text:span text:style-name="T9_34"> </text:span><text:span text:style-name="T9_35">on</text:span><text:span text:style-name="T9_36"> </text:span><text:span text:style-name="T9_37">the</text:span><text:span text:style-name="T9_38"> </text:span><text:span text:style-name="T9_39">web</text:span><text:span text:style-name="T9_40"> </text:span><text:span text:style-name="T9_41">or</text:span><text:span text:style-name="T9_42"><text:s/></text:span><text:span text:style-name="T9_43">downloaded</text:span><text:span text:style-name="T9_44"> </text:span><text:span text:style-name="T9_45">in</text:span><text:span text:style-name="T9_46"> </text:span><text:span text:style-name="T9_47">a</text:span><text:span text:style-name="T9_48"> </text:span><text:span text:style-name="T9_49">variety</text:span><text:span text:style-name="T9_50"> </text:span><text:span text:style-name="T9_51">of</text:span><text:span text:style-name="T9_52"> </text:span><text:span text:style-name="T9_53">formats</text:span><text:span text:style-name="T9_54">: </text:span><text:span text:style-name="T9_55">PDF</text:span><text:span text:style-name="T9_56">, </text:span><text:span text:style-name="T9_57">ODT</text:span><text:span text:style-name="T9_58">, </text:span><text:span text:style-name="T9_59">Word</text:span><text:span text:style-name="T9_60">, </text:span><text:span text:style-name="T9_61">HTML</text:span><text:span text:style-name="T9_62">. <text:s/></text:span><text:span text:style-name="T9_63">jod</text:span><text:span text:style-name="T9_64">.</text:span><text:span text:style-name="T9_65">pdf</text:span><text:span text:style-name="T9_66"> </text:span><text:span text:style-name="T9_67">will</text:span><text:span text:style-name="T9_68"> </text:span><text:span text:style-name="T9_69">be</text:span><text:span text:style-name="T9_70"> </text:span><text:span text:style-name="T9_71">revised</text:span><text:span text:style-name="T9_72"> </text:span><text:span text:style-name="T9_73">after</text:span><text:span text:style-name="T9_74"> </text:span><text:span text:style-name="T9_75">collecting</text:span><text:span text:style-name="T9_76"> </text:span><text:span text:style-name="T9_77">user</text:span><text:span text:style-name="T9_78"> </text:span><text:span text:style-name="T9_79">feedback</text:span><text:span text:style-name="T9_80">.</text:span></text:p>
        </text:list-item>
        <text:list-item>
          <text:p text:style-name="P10"><text:span text:style-name="T10_1">Additional</text:span><text:span text:style-name="T10_2"><text:s/></text:span><text:span text:style-name="T10_3">information</text:span><text:span text:style-name="T10_4"><text:s/></text:span><text:span text:style-name="T10_5">is</text:span><text:span text:style-name="T10_6"><text:s/></text:span><text:span text:style-name="T10_7">available</text:span><text:span text:style-name="T10_8"><text:s/></text:span><text:span text:style-name="T10_9">on</text:span><text:span text:style-name="T10_10"><text:s/></text:span><text:span text:style-name="T10_11">my</text:span><text:span text:style-name="T10_12"><text:s/></text:span><text:span text:style-name="T10_13">blog</text:span><text:span text:style-name="T10_14"><text:s/></text:span><text:span text:style-name="T10_15">at</text:span><text:span text:style-name="T10_16">:<text:s/></text:span><text:span text:style-name="T10_17"><text:a xlink:type="simple" xlink:href="http://www.google.com/url?q=http%3A%2F%2Fbakerjd99.wordpress.com%2F2011%2F06%2F10%2Fjod-comes-to-linux%2F&amp;sa=D&amp;sntz=1&amp;usg=AFQjCNFrxYh67yGKNOu0uID6G_eQCaHXbQ"><text:span text:style-name="T10_18">JOD</text:span></text:a></text:span><text:span text:style-name="T10_19"><text:a xlink:type="simple" xlink:href="http://www.google.com/url?q=http%3A%2F%2Fbakerjd99.wordpress.com%2F2011%2F06%2F10%2Fjod-comes-to-linux%2F&amp;sa=D&amp;sntz=1&amp;usg=AFQjCNFrxYh67yGKNOu0uID6G_eQCaHXbQ"><text:span text:style-name="T10_20"><text:s/></text:span></text:a></text:span><text:span text:style-name="T10_21"><text:a xlink:type="simple" xlink:href="http://www.google.com/url?q=http%3A%2F%2Fbakerjd99.wordpress.com%2F2011%2F06%2F10%2Fjod-comes-to-linux%2F&amp;sa=D&amp;sntz=1&amp;usg=AFQjCNFrxYh67yGKNOu0uID6G_eQCaHXbQ"><text:span text:style-name="T10_22">comes</text:span></text:a></text:span><text:span text:style-name="T10_23"><text:a xlink:type="simple" xlink:href="http://www.google.com/url?q=http%3A%2F%2Fbakerjd99.wordpress.com%2F2011%2F06%2F10%2Fjod-comes-to-linux%2F&amp;sa=D&amp;sntz=1&amp;usg=AFQjCNFrxYh67yGKNOu0uID6G_eQCaHXbQ"><text:span text:style-name="T10_24"><text:s/></text:span></text:a></text:span><text:span text:style-name="T10_25"><text:a xlink:type="simple" xlink:href="http://www.google.com/url?q=http%3A%2F%2Fbakerjd99.wordpress.com%2F2011%2F06%2F10%2Fjod-comes-to-linux%2F&amp;sa=D&amp;sntz=1&amp;usg=AFQjCNFrxYh67yGKNOu0uID6G_eQCaHXbQ"><text:span text:style-name="T10_26">to</text:span></text:a></text:span><text:span text:style-name="T10_27"><text:a xlink:type="simple" xlink:href="http://www.google.com/url?q=http%3A%2F%2Fbakerjd99.wordpress.com%2F2011%2F06%2F10%2Fjod-comes-to-linux%2F&amp;sa=D&amp;sntz=1&amp;usg=AFQjCNFrxYh67yGKNOu0uID6G_eQCaHXbQ"><text:span text:style-name="T10_28"><text:s/></text:span></text:a></text:span><text:span text:style-name="T10_29"><text:a xlink:type="simple" xlink:href="http://www.google.com/url?q=http%3A%2F%2Fbakerjd99.wordpress.com%2F2011%2F06%2F10%2Fjod-comes-to-linux%2F&amp;sa=D&amp;sntz=1&amp;usg=AFQjCNFrxYh67yGKNOu0uID6G_eQCaHXbQ"><text:span text:style-name="T10_30">Linux</text:span></text:a></text:span><text:span text:style-name="T10_31"><text:a xlink:type="simple" xlink:href="http://www.google.com/url?q=http%3A%2F%2Fbakerjd99.wordpress.com%2F2011%2F06%2F10%2Fjod-comes-to-linux%2F&amp;sa=D&amp;sntz=1&amp;usg=AFQjCNFrxYh67yGKNOu0uID6G_eQCaHXbQ"><text:span text:style-name="T10_32">.<text:s/></text:span></text:a></text:span></text:p>
        </text:list-item>
      </text:list>
      <text:p text:style-name="P11"><text:span text:style-name="T11_1">==<text:s/>0.9.2<text:s/>==<text:s/></text:span><text:span text:style-name="T11_2">May</text:span><text:span text:style-name="T11_3"><text:s/>29,<text:s/>2011</text:span></text:p>
      <text:list text:style-name="LS3" xml:id="list5">
        <text:list-item>
          <text:p text:style-name="P12"><text:span text:style-name="T12_1">First</text:span><text:span text:style-name="T12_2"><text:s/></text:span><text:span text:style-name="T12_3">Linux</text:span><text:span text:style-name="T12_4"><text:s/></text:span><text:span text:style-name="T12_5">compatible</text:span><text:span text:style-name="T12_6"><text:s/></text:span><text:span text:style-name="T12_7">version</text:span><text:span text:style-name="T12_8"><text:s/></text:span><text:span text:style-name="T12_9">of</text:span><text:span text:style-name="T12_10"><text:s/></text:span><text:span text:style-name="T12_11">JOD</text:span><text:span text:style-name="T12_12">.<text:s/></text:span><text:span text:style-name="T12_13">The</text:span><text:span text:style-name="T12_14"><text:s/></text:span><text:span text:style-name="T12_15">Linux</text:span><text:span text:style-name="T12_16"><text:s/></text:span><text:span text:style-name="T12_17">version</text:span><text:span text:style-name="T12_18"><text:s/></text:span><text:span text:style-name="T12_19">requires</text:span><text:span text:style-name="T12_20"><text:s/></text:span><text:span text:style-name="T12_21">J</text:span><text:span text:style-name="T12_22"><text:s/>7.01<text:s/></text:span><text:span text:style-name="T12_23">or</text:span><text:span text:style-name="T12_24"><text:s/></text:span><text:span text:style-name="T12_25">beyond</text:span><text:span text:style-name="T12_26"><text:s/></text:span><text:span text:style-name="T12_27">see</text:span><text:span text:style-name="T12_28">:<text:s/></text:span><text:span text:style-name="T12_29"><text:a xlink:type="simple" xlink:href="https://docs.google.com/document/d/18pwvvpeuJiU_HCsuReiKyOxmZORrlMRe45OYE_cWq0w/edit?hl=en_US"><text:span text:style-name="T12_30">Linux</text:span></text:a></text:span><text:span text:style-name="T12_31"><text:a xlink:type="simple" xlink:href="https://docs.google.com/document/d/18pwvvpeuJiU_HCsuReiKyOxmZORrlMRe45OYE_cWq0w/edit?hl=en_US"><text:span text:style-name="T12_32"><text:s/></text:span></text:a></text:span><text:span text:style-name="T12_33"><text:a xlink:type="simple" xlink:href="https://docs.google.com/document/d/18pwvvpeuJiU_HCsuReiKyOxmZORrlMRe45OYE_cWq0w/edit?hl=en_US"><text:span text:style-name="T12_34">Notes</text:span></text:a></text:span><text:span text:style-name="T12_35"><text:a xlink:type="simple" xlink:href="https://docs.google.com/document/d/18pwvvpeuJiU_HCsuReiKyOxmZORrlMRe45OYE_cWq0w/edit?hl=en_US"><text:span text:style-name="T12_36">.</text:span></text:a></text:span></text:p>
        </text:list-item>
        <text:list-item>
          <text:p text:style-name="P13"><text:span text:style-name="T13_1">This</text:span><text:span text:style-name="T13_2"><text:s/></text:span><text:span text:style-name="T13_3">version</text:span><text:span text:style-name="T13_4"><text:s/></text:span><text:span text:style-name="T13_5">also</text:span><text:span text:style-name="T13_6"><text:s/></text:span><text:span text:style-name="T13_7">runs</text:span><text:span text:style-name="T13_8"><text:s/></text:span><text:span text:style-name="T13_9">on</text:span><text:span text:style-name="T13_10"><text:s/></text:span><text:span text:style-name="T13_11">Windows</text:span><text:span text:style-name="T13_12"><text:s/></text:span><text:span text:style-name="T13_13">J</text:span><text:span text:style-name="T13_14"><text:s/>6.0</text:span><text:span text:style-name="T13_15">x</text:span><text:span text:style-name="T13_16"><text:s/></text:span><text:span text:style-name="T13_17">and</text:span><text:span text:style-name="T13_18"><text:s/></text:span><text:span text:style-name="T13_19">J</text:span><text:span text:style-name="T13_20"><text:s/>7.0</text:span><text:span text:style-name="T13_21">x</text:span><text:span text:style-name="T13_22"><text:s/></text:span><text:span text:style-name="T13_23">systems</text:span><text:span text:style-name="T13_24">.</text:span></text:p>
        </text:list-item>
      </text:list>
      <text:p text:style-name="P14"><text:span text:style-name="T14_1">==<text:s/>0.9.1<text:s/>==<text:s/></text:span><text:span text:style-name="T14_2">May</text:span><text:span text:style-name="T14_3"><text:s/>7,<text:s/>2011</text:span></text:p>
      <text:list text:style-name="LS4" xml:id="list7">
        <text:list-item>
          <text:p text:style-name="P15"><text:span text:style-name="T15_1"><text:s/></text:span><text:span text:style-name="T15_2">Minor</text:span><text:span text:style-name="T15_3"><text:s/></text:span><text:span text:style-name="T15_4">fix</text:span><text:span text:style-name="T15_5"><text:s/></text:span><text:span text:style-name="T15_6">of</text:span><text:span text:style-name="T15_7"><text:s/></text:span><text:span text:style-name="T15_8">edit</text:span><text:span text:style-name="T15_9"><text:s/></text:span><text:span text:style-name="T15_10">verb</text:span><text:span text:style-name="T15_11"><text:s/>(</text:span><text:span text:style-name="T15_12">et</text:span><text:span text:style-name="T15_13">)<text:s/></text:span><text:span text:style-name="T15_14">to</text:span><text:span text:style-name="T15_15"><text:s/></text:span><text:span text:style-name="T15_16">run</text:span><text:span text:style-name="T15_17"><text:s/></text:span><text:span text:style-name="T15_18">on</text:span><text:span text:style-name="T15_19"><text:s/></text:span><text:span text:style-name="T15_20">both</text:span><text:span text:style-name="T15_21"><text:s/>7.0</text:span><text:span text:style-name="T15_22">x</text:span><text:span text:style-name="T15_23"><text:s/></text:span><text:span text:style-name="T15_24">and</text:span><text:span text:style-name="T15_25"><text:s/>6.0</text:span><text:span text:style-name="T15_26">x</text:span><text:span text:style-name="T15_27"><text:s/></text:span><text:span text:style-name="T15_28">J</text:span><text:span text:style-name="T15_29"><text:s/></text:span><text:span text:style-name="T15_30">systems</text:span><text:span text:style-name="T15_31">.</text:span></text:p>
        </text:list-item>
      </text:list>
      <text:p text:style-name="P16"><text:span text:style-name="T16_1">==<text:s/>0.9.0<text:s/>==<text:s/></text:span><text:span text:style-name="T16_2">Feb</text:span><text:span text:style-name="T16_3"><text:s/>18,<text:s/>2011</text:span></text:p>
      <text:list text:style-name="LS5" xml:id="list8">
        <text:list-item>
          <text:p text:style-name="P17"><text:span text:style-name="T17_1">Modified</text:span><text:span text:style-name="T17_2"><text:s/></text:span><text:span text:style-name="T17_3">to</text:span><text:span text:style-name="T17_4"><text:s/></text:span><text:span text:style-name="T17_5">run</text:span><text:span text:style-name="T17_6"><text:s/></text:span><text:span text:style-name="T17_7">under</text:span><text:span text:style-name="T17_8"><text:s/></text:span><text:span text:style-name="T17_9">J</text:span><text:span text:style-name="T17_10"><text:s/>7.01<text:s/></text:span><text:span text:style-name="T17_11">JHS</text:span><text:span text:style-name="T17_12"><text:s/></text:span><text:span text:style-name="T17_13">and</text:span><text:span text:style-name="T17_14"><text:s/></text:span><text:span text:style-name="T17_15">JGTK</text:span><text:span text:style-name="T17_16">.<text:s/></text:span><text:span text:style-name="T17_17">This</text:span><text:span text:style-name="T17_18"><text:s/></text:span><text:span text:style-name="T17_19">version</text:span><text:span text:style-name="T17_20"><text:s/></text:span><text:span text:style-name="T17_21">also</text:span><text:span text:style-name="T17_22"><text:s/></text:span><text:span text:style-name="T17_23">runs</text:span><text:span text:style-name="T17_24"><text:s/></text:span><text:span text:style-name="T17_25">on</text:span><text:span text:style-name="T17_26"><text:s/></text:span><text:span text:style-name="T17_27">J</text:span><text:span text:style-name="T17_28"><text:s/>6.0</text:span><text:span text:style-name="T17_29">x</text:span><text:span text:style-name="T17_30"><text:s/></text:span><text:span text:style-name="T17_31">systems</text:span><text:span text:style-name="T17_32">.</text:span></text:p>
        </text:list-item>
        <text:list-item>
          <text:p text:style-name="P18"><text:span text:style-name="T18_1">Replaced</text:span><text:span text:style-name="T18_2"><text:s/></text:span><text:span text:style-name="T18_3">JOD</text:span><text:span text:style-name="T18_4">'</text:span><text:span text:style-name="T18_5">s</text:span><text:span text:style-name="T18_6"><text:s/>(</text:span><text:span text:style-name="T18_7">z</text:span><text:span text:style-name="T18_8">)<text:s/></text:span><text:span text:style-name="T18_9">locale</text:span><text:span text:style-name="T18_10"><text:s/></text:span><text:span text:style-name="T18_11">interface</text:span><text:span text:style-name="T18_12"><text:s/></text:span><text:span text:style-name="T18_13">with</text:span><text:span text:style-name="T18_14"><text:s/></text:span><text:span text:style-name="T18_15">an</text:span><text:span text:style-name="T18_16"><text:s/>(</text:span><text:span text:style-name="T18_17">ijod</text:span><text:span text:style-name="T18_18">)<text:s/></text:span><text:span text:style-name="T18_19">interface</text:span><text:span text:style-name="T18_20">.<text:s/></text:span><text:span text:style-name="T18_21">JOD</text:span><text:span text:style-name="T18_22"><text:s/></text:span><text:span text:style-name="T18_23">now</text:span><text:span text:style-name="T18_24"><text:s/></text:span><text:span text:style-name="T18_25">defines</text:span><text:span text:style-name="T18_26"><text:s/></text:span><text:span text:style-name="T18_27">only</text:span><text:span text:style-name="T18_28"><text:s/></text:span><text:span text:style-name="T18_29">three</text:span><text:span text:style-name="T18_30"><text:s/></text:span><text:span text:style-name="T18_31">words</text:span><text:span text:style-name="T18_32">:<text:s/>(</text:span><text:span text:style-name="T18_33">jodon</text:span><text:span text:style-name="T18_34">),<text:s/>(</text:span><text:span text:style-name="T18_35">jodoff</text:span><text:span text:style-name="T18_36">)<text:s/></text:span><text:span text:style-name="T18_37">and</text:span><text:span text:style-name="T18_38"> <text:s/>(</text:span><text:span text:style-name="T18_39">jodsystempath</text:span><text:span text:style-name="T18_40">)<text:s/></text:span><text:span text:style-name="T18_41">in</text:span><text:span text:style-name="T18_42"><text:s/></text:span><text:span text:style-name="T18_43">the</text:span><text:span text:style-name="T18_44"><text:s/>(</text:span><text:span text:style-name="T18_45">z</text:span><text:span text:style-name="T18_46">)<text:s/></text:span><text:span text:style-name="T18_47">locale</text:span><text:span text:style-name="T18_48">. <text:s/></text:span><text:span text:style-name="T18_49">All</text:span><text:span text:style-name="T18_50"><text:s/></text:span><text:span text:style-name="T18_51">other</text:span><text:span text:style-name="T18_52"><text:s/></text:span><text:span text:style-name="T18_53">interface</text:span><text:span text:style-name="T18_54"><text:s/></text:span><text:span text:style-name="T18_55">words</text:span><text:span text:style-name="T18_56"><text:s/></text:span><text:span text:style-name="T18_57">are</text:span><text:span text:style-name="T18_58"><text:s/></text:span><text:span text:style-name="T18_59">defined</text:span><text:span text:style-name="T18_60"><text:s/></text:span><text:span text:style-name="T18_61">in</text:span><text:span text:style-name="T18_62"><text:s/>(</text:span><text:span text:style-name="T18_63">ijod</text:span><text:span text:style-name="T18_64">)<text:s/></text:span><text:span text:style-name="T18_65">which</text:span><text:span text:style-name="T18_66"><text:s/></text:span><text:span text:style-name="T18_67">is</text:span><text:span text:style-name="T18_68"><text:s/></text:span><text:span text:style-name="T18_69">placed</text:span><text:span text:style-name="T18_70"><text:s/></text:span><text:span text:style-name="T18_71">on</text:span><text:span text:style-name="T18_72"><text:s/></text:span><text:span text:style-name="T18_73">the</text:span><text:span text:style-name="T18_74"><text:s/></text:span><text:span text:style-name="T18_75">base</text:span><text:span text:style-name="T18_76"><text:s/></text:span><text:span text:style-name="T18_77">locale</text:span><text:span text:style-name="T18_78">'</text:span><text:span text:style-name="T18_79">s</text:span><text:span text:style-name="T18_80"><text:s/></text:span><text:span text:style-name="T18_81">search</text:span><text:span text:style-name="T18_82"><text:s/></text:span><text:span text:style-name="T18_83">path</text:span></text:p>
        </text:list-item>
        <text:list-item>
          <text:p text:style-name="P19"><text:span text:style-name="T19_1">Path</text:span><text:span text:style-name="T19_2"><text:s/></text:span><text:span text:style-name="T19_3">and</text:span><text:span text:style-name="T19_4"><text:s/></text:span><text:span text:style-name="T19_5">file</text:span><text:span text:style-name="T19_6"><text:s/></text:span><text:span text:style-name="T19_7">displays</text:span><text:span text:style-name="T19_8"><text:s/></text:span><text:span text:style-name="T19_9">converted</text:span><text:span text:style-name="T19_10"><text:s/></text:span><text:span text:style-name="T19_11">to</text:span><text:span text:style-name="T19_12"><text:s/>(</text:span><text:span text:style-name="T19_13">jpathsep</text:span><text:span text:style-name="T19_14">)<text:s/></text:span><text:span text:style-name="T19_15">conventions</text:span><text:span text:style-name="T19_16">.</text:span></text:p>
        </text:list-item>
        <text:list-item>
          <text:p text:style-name="P20"><text:span text:style-name="T20_1"><text:a xlink:type="simple" xlink:href="http://www.box.net/shared/gajfu50gc0"><text:span text:style-name="T20_2">jod</text:span></text:a></text:span><text:span text:style-name="T20_3"><text:a xlink:type="simple" xlink:href="http://www.box.net/shared/gajfu50gc0"><text:span text:style-name="T20_4">.</text:span></text:a></text:span><text:span text:style-name="T20_5"><text:a xlink:type="simple" xlink:href="http://www.box.net/shared/gajfu50gc0"><text:span text:style-name="T20_6">pdf</text:span></text:a></text:span><text:span text:style-name="T20_7"><text:s/></text:span><text:span text:style-name="T20_8">removed</text:span><text:span text:style-name="T20_9"><text:s/></text:span><text:span text:style-name="T20_10">from</text:span><text:span text:style-name="T20_11"><text:s/></text:span><text:span text:style-name="T20_12">the</text:span><text:span text:style-name="T20_13"><text:s/></text:span><text:span text:style-name="T20_14">core</text:span><text:span text:style-name="T20_15"><text:s/></text:span><text:span text:style-name="T20_16">JOD</text:span><text:span text:style-name="T20_17"><text:s/></text:span><text:span text:style-name="T20_18">addon</text:span><text:span text:style-name="T20_19"><text:s/></text:span><text:span text:style-name="T20_20">package</text:span><text:span text:style-name="T20_21">. <text:s/></text:span><text:span text:style-name="T20_22">jod</text:span><text:span text:style-name="T20_23">.</text:span><text:span text:style-name="T20_24">pdf</text:span><text:span text:style-name="T20_25"><text:s/></text:span><text:span text:style-name="T20_26">was</text:span><text:span text:style-name="T20_27"><text:s/></text:span><text:span text:style-name="T20_28">by</text:span><text:span text:style-name="T20_29"><text:s/></text:span><text:span text:style-name="T20_30">far</text:span><text:span text:style-name="T20_31"><text:s/></text:span><text:span text:style-name="T20_32">the</text:span><text:span text:style-name="T20_33"><text:s/></text:span><text:span text:style-name="T20_34">largest</text:span><text:span text:style-name="T20_35"><text:s/></text:span><text:span text:style-name="T20_36">part</text:span><text:span text:style-name="T20_37"><text:s/></text:span><text:span text:style-name="T20_38">of</text:span><text:span text:style-name="T20_39"><text:s/></text:span><text:span text:style-name="T20_40">the</text:span><text:span text:style-name="T20_41"><text:s/></text:span><text:span text:style-name="T20_42">core</text:span><text:span text:style-name="T20_43"><text:s/></text:span><text:span text:style-name="T20_44">install</text:span><text:span text:style-name="T20_45"><text:s/></text:span><text:span text:style-name="T20_46">package</text:span><text:span text:style-name="T20_47">.<text:s/></text:span><text:span text:style-name="T20_48">jod</text:span><text:span text:style-name="T20_49">.</text:span><text:span text:style-name="T20_50">pdf</text:span><text:span text:style-name="T20_51"><text:s/></text:span><text:span text:style-name="T20_52">is</text:span><text:span text:style-name="T20_53"><text:s/></text:span><text:span text:style-name="T20_54">now</text:span><text:span text:style-name="T20_55"><text:s/></text:span><text:span text:style-name="T20_56">browsed</text:span><text:span text:style-name="T20_57"><text:s/></text:span><text:span text:style-name="T20_58">on</text:span><text:span text:style-name="T20_59">-</text:span><text:span text:style-name="T20_60">line</text:span><text:span text:style-name="T20_61"><text:s/></text:span><text:span text:style-name="T20_62">by</text:span><text:span text:style-name="T20_63"><text:s/>(</text:span><text:span text:style-name="T20_64">jodhelp</text:span><text:span text:style-name="T20_65">).<text:s/></text:span><text:span text:style-name="T20_66">You</text:span><text:span text:style-name="T20_67"><text:s/></text:span><text:span text:style-name="T20_68">can</text:span><text:span text:style-name="T20_69"><text:s/></text:span><text:span text:style-name="T20_70">download</text:span><text:span text:style-name="T20_71"><text:s/></text:span><text:span text:style-name="T20_72">jod</text:span><text:span text:style-name="T20_73">.</text:span><text:span text:style-name="T20_74">pdf</text:span><text:span text:style-name="T20_75"><text:s/></text:span><text:span text:style-name="T20_76">and</text:span><text:span text:style-name="T20_77"><text:s/></text:span><text:span text:style-name="T20_78">place</text:span><text:span text:style-name="T20_79"><text:s/></text:span><text:span text:style-name="T20_80">it</text:span><text:span text:style-name="T20_81"><text:s/></text:span><text:span text:style-name="T20_82">in</text:span><text:span text:style-name="T20_83"><text:s/>~</text:span><text:span text:style-name="T20_84">addons</text:span><text:span text:style-name="T20_85">/</text:span><text:span text:style-name="T20_86">general</text:span><text:span text:style-name="T20_87">/</text:span><text:span text:style-name="T20_88">jod</text:span><text:span text:style-name="T20_89">/</text:span><text:span text:style-name="T20_90">joddoc</text:span><text:span text:style-name="T20_91">/</text:span><text:span text:style-name="T20_92">pdfdoc</text:span><text:span text:style-name="T20_93">/<text:s/></text:span><text:span text:style-name="T20_94">to</text:span><text:span text:style-name="T20_95"><text:s/></text:span><text:span text:style-name="T20_96">enable</text:span><text:span text:style-name="T20_97"><text:s/></text:span><text:span text:style-name="T20_98">local</text:span><text:span text:style-name="T20_99"><text:s/></text:span><text:span text:style-name="T20_100">PDF</text:span><text:span text:style-name="T20_101"><text:s/></text:span><text:span text:style-name="T20_102">reading</text:span><text:span text:style-name="T20_103">.</text:span></text:p>
        </text:list-item>
        <text:list-item>
          <text:p text:style-name="P21"><text:span text:style-name="T21_1">Online</text:span><text:span text:style-name="T21_2"><text:s/></text:span><text:span text:style-name="T21_3">JOD</text:span><text:span text:style-name="T21_4"><text:s/></text:span><text:span text:style-name="T21_5">documentation</text:span><text:span text:style-name="T21_6"><text:s/></text:span><text:span text:style-name="T21_7">updated</text:span><text:span text:style-name="T21_8"><text:s/></text:span><text:span text:style-name="T21_9">to</text:span><text:span text:style-name="T21_10"><text:s/></text:span><text:span text:style-name="T21_11">reflect</text:span><text:span text:style-name="T21_12"><text:s/></text:span><text:span text:style-name="T21_13">changes</text:span><text:span text:style-name="T21_14">.</text:span></text:p>
        </text:list-item>
        <text:list-item>
          <text:p text:style-name="P22"><text:span text:style-name="T22_1">UTF</text:span><text:span text:style-name="T22_2">8<text:s/></text:span><text:span text:style-name="T22_3">macro</text:span><text:span text:style-name="T22_4"><text:s/></text:span><text:span text:style-name="T22_5">script</text:span><text:span text:style-name="T22_6"><text:s/></text:span><text:span text:style-name="T22_7">code</text:span><text:span text:style-name="T22_8"><text:s/></text:span><text:span text:style-name="T22_9">changed</text:span><text:span text:style-name="T22_10"><text:s/></text:span><text:span text:style-name="T22_11">from</text:span><text:span text:style-name="T22_12"><text:s/>26<text:s/></text:span><text:span text:style-name="T22_13">to</text:span><text:span text:style-name="T22_14"><text:s/>28<text:s/>(</text:span><text:span text:style-name="T22_15">remember</text:span><text:span text:style-name="T22_16"><text:s/>28<text:s/></text:span><text:span text:style-name="T22_17">for</text:span><text:span text:style-name="T22_18"><text:s/></text:span><text:span text:style-name="T22_19">UTF</text:span><text:span text:style-name="T22_20">8).</text:span></text:p>
        </text:list-item>
        <text:list-item>
          <text:p text:style-name="P23"><text:span text:style-name="T23_1">BYTE</text:span><text:span text:style-name="T23_2"><text:s/></text:span><text:span text:style-name="T23_3">macro</text:span><text:span text:style-name="T23_4"><text:s/></text:span><text:span text:style-name="T23_5">script</text:span><text:span text:style-name="T23_6"><text:s/></text:span><text:span text:style-name="T23_7">code</text:span><text:span text:style-name="T23_8"><text:s/></text:span><text:span text:style-name="T23_9">added</text:span><text:span text:style-name="T23_10"><text:s/></text:span><text:span text:style-name="T23_11">with</text:span><text:span text:style-name="T23_12"><text:s/></text:span><text:span text:style-name="T23_13">value</text:span><text:span text:style-name="T23_14"><text:s/>26.<text:s/></text:span></text:p>
        </text:list-item>
      </text:list>
      <text:p text:style-name="P24"><text:span text:style-name="T24_1">==<text:s/>0.8.0<text:s/>==<text:s/></text:span><text:span text:style-name="T24_2">Oct</text:span><text:span text:style-name="T24_3"><text:s/>31,<text:s/>2008</text:span></text:p>
      <text:list text:style-name="LS6" xml:id="list15">
        <text:list-item>
          <text:p text:style-name="P25"><text:span text:style-name="T25_1">Added</text:span><text:span text:style-name="T25_2"><text:s/></text:span><text:span text:style-name="T25_3">new</text:span><text:span text:style-name="T25_4"><text:s/></text:span><text:span text:style-name="T25_5">jodparms</text:span><text:span text:style-name="T25_6">.</text:span><text:span text:style-name="T25_7">ijs</text:span><text:span text:style-name="T25_8"><text:s/></text:span><text:span text:style-name="T25_9">parameter</text:span><text:span text:style-name="T25_10"><text:s/></text:span><text:span text:style-name="T25_11">ASCII</text:span><text:span text:style-name="T25_12">85<text:s/></text:span><text:span text:style-name="T25_13">that</text:span><text:span text:style-name="T25_14"><text:s/></text:span><text:span text:style-name="T25_15">controls</text:span><text:span text:style-name="T25_16"><text:s/></text:span><text:span text:style-name="T25_17">whether</text:span><text:span text:style-name="T25_18"><text:s/></text:span><text:span text:style-name="T25_19">dump</text:span><text:span text:style-name="T25_20"><text:s/></text:span><text:span text:style-name="T25_21">files</text:span><text:span text:style-name="T25_22"><text:s/></text:span><text:span text:style-name="T25_23">use</text:span><text:span text:style-name="T25_24"><text:s/></text:span><text:span text:style-name="T25_25">ascii</text:span><text:span text:style-name="T25_26">85<text:s/></text:span><text:span text:style-name="T25_27">for</text:span><text:span text:style-name="T25_28"><text:s/></text:span><text:span text:style-name="T25_29">text</text:span><text:span text:style-name="T25_30"><text:s/></text:span><text:span text:style-name="T25_31">objects</text:span><text:span text:style-name="T25_32">. <text:s/></text:span><text:span text:style-name="T25_33">Default</text:span><text:span text:style-name="T25_34"><text:s/></text:span><text:span text:style-name="T25_35">is</text:span><text:span text:style-name="T25_36"><text:s/>0.<text:s/></text:span><text:span text:style-name="T25_37">The</text:span><text:span text:style-name="T25_38"><text:s/></text:span><text:span text:style-name="T25_39">ascii</text:span><text:span text:style-name="T25_40">85<text:s/></text:span><text:span text:style-name="T25_41">representation</text:span><text:span text:style-name="T25_42"><text:s/></text:span><text:span text:style-name="T25_43">generally</text:span><text:span text:style-name="T25_44"><text:s/></text:span><text:span text:style-name="T25_45">produces</text:span><text:span text:style-name="T25_46"><text:s/></text:span><text:span text:style-name="T25_47">smaller</text:span><text:span text:style-name="T25_48"><text:s/></text:span><text:span text:style-name="T25_49">dump</text:span><text:span text:style-name="T25_50"><text:s/></text:span><text:span text:style-name="T25_51">files</text:span><text:span text:style-name="T25_52"><text:s/></text:span><text:span text:style-name="T25_53">but</text:span><text:span text:style-name="T25_54"><text:s/></text:span><text:span text:style-name="T25_55">is</text:span><text:span text:style-name="T25_56"><text:s/></text:span><text:span text:style-name="T25_57">slower</text:span><text:span text:style-name="T25_58"><text:s/></text:span><text:span text:style-name="T25_59">than</text:span><text:span text:style-name="T25_60"><text:s/></text:span><text:span text:style-name="T25_61">the</text:span><text:span text:style-name="T25_62"><text:s/></text:span><text:span text:style-name="T25_63">default</text:span><text:span text:style-name="T25_64"><text:s/></text:span><text:span text:style-name="T25_65">method</text:span><text:span text:style-name="T25_66">.</text:span></text:p>
        </text:list-item>
        <text:list-item>
          <text:p text:style-name="P26"><text:span text:style-name="T26_1">jodsource</text:span><text:span text:style-name="T26_2"><text:s/></text:span><text:span text:style-name="T26_3">uses</text:span><text:span text:style-name="T26_4"><text:s/></text:span><text:span text:style-name="T26_5">ascii</text:span><text:span text:style-name="T26_6">85<text:s/></text:span><text:span text:style-name="T26_7">for</text:span><text:span text:style-name="T26_8"><text:s/></text:span><text:span text:style-name="T26_9">JOD</text:span><text:span text:style-name="T26_10"><text:s/></text:span><text:span text:style-name="T26_11">development</text:span><text:span text:style-name="T26_12"><text:s/></text:span><text:span text:style-name="T26_13">dictionaries</text:span><text:span text:style-name="T26_14"><text:s/></text:span><text:span text:style-name="T26_15">to</text:span><text:span text:style-name="T26_16"><text:s/></text:span><text:span text:style-name="T26_17">reduce</text:span><text:span text:style-name="T26_18"><text:s/></text:span><text:span text:style-name="T26_19">the</text:span><text:span text:style-name="T26_20"><text:s/></text:span><text:span text:style-name="T26_21">size</text:span><text:span text:style-name="T26_22"><text:s/></text:span><text:span text:style-name="T26_23">of</text:span><text:span text:style-name="T26_24"><text:s/></text:span><text:span text:style-name="T26_25">the</text:span><text:span text:style-name="T26_26"><text:s/></text:span><text:span text:style-name="T26_27">downloads</text:span><text:span text:style-name="T26_28">.</text:span></text:p>
        </text:list-item>
        <text:list-item>
          <text:p text:style-name="P27"><text:span text:style-name="T27_1">Minor</text:span><text:span text:style-name="T27_2"><text:s/></text:span><text:span text:style-name="T27_3">fixes</text:span><text:span text:style-name="T27_4"><text:s/></text:span><text:span text:style-name="T27_5">in</text:span><text:span text:style-name="T27_6"><text:s/></text:span><text:span text:style-name="T27_7">jod</text:span><text:span text:style-name="T27_8">.</text:span><text:span text:style-name="T27_9">pdf</text:span><text:span text:style-name="T27_10"><text:s/></text:span></text:p>
        </text:list-item>
      </text:list>
      <text:p text:style-name="P28"><text:span text:style-name="T28_1">==<text:s/>0.7.3<text:s/>==<text:s/></text:span><text:span text:style-name="T28_2">Oct</text:span><text:span text:style-name="T28_3"><text:s/>7,<text:s/>2008</text:span></text:p>
      <text:list text:style-name="LS7" xml:id="list18">
        <text:list-item>
          <text:p text:style-name="P29"><text:span text:style-name="T29_1"><text:s/></text:span><text:span text:style-name="T29_2">Forced</text:span><text:span text:style-name="T29_3"><text:s/></text:span><text:span text:style-name="T29_4">path</text:span><text:span text:style-name="T29_5"><text:s/></text:span><text:span text:style-name="T29_6">comparisons</text:span><text:span text:style-name="T29_7"><text:s/></text:span><text:span text:style-name="T29_8">to</text:span><text:span text:style-name="T29_9"><text:s/></text:span><text:span text:style-name="T29_10">lower</text:span><text:span text:style-name="T29_11"><text:s/></text:span><text:span text:style-name="T29_12">case</text:span><text:span text:style-name="T29_13"><text:s/></text:span><text:span text:style-name="T29_14">in</text:span><text:span text:style-name="T29_15"><text:s/></text:span><text:span text:style-name="T29_16">JOD</text:span><text:span text:style-name="T29_17"><text:s/></text:span><text:span text:style-name="T29_18">Lab</text:span><text:span text:style-name="T29_19"><text:s/>#4<text:s/></text:span><text:span text:style-name="T29_20">and</text:span><text:span text:style-name="T29_21"><text:s/></text:span><text:span text:style-name="T29_22">test</text:span><text:span text:style-name="T29_23"><text:s/>'</text:span><text:span text:style-name="T29_24">setup</text:span><text:span text:style-name="T29_25">_</text:span><text:span text:style-name="T29_26">jodproject</text:span><text:span text:style-name="T29_27">'</text:span></text:p>
        </text:list-item>
        <text:list-item>
          <text:p text:style-name="P30"><text:span text:style-name="T30_1"><text:s/></text:span><text:span text:style-name="T30_2">Fixed</text:span><text:span text:style-name="T30_3"><text:s/></text:span><text:span text:style-name="T30_4">a</text:span><text:span text:style-name="T30_5"><text:s/></text:span><text:span text:style-name="T30_6">few</text:span><text:span text:style-name="T30_7"><text:s/></text:span><text:span text:style-name="T30_8">typos</text:span><text:span text:style-name="T30_9"><text:s/></text:span><text:span text:style-name="T30_10">in</text:span><text:span text:style-name="T30_11"><text:s/></text:span><text:span text:style-name="T30_12">jod</text:span><text:span text:style-name="T30_13">.</text:span><text:span text:style-name="T30_14">pdf</text:span><text:span text:style-name="T30_15">.</text:span></text:p>
        </text:list-item>
      </text:list>
      <text:p text:style-name="P31"><text:span text:style-name="T31_1">==<text:s/>0.7.2<text:s/>==<text:s/></text:span><text:span text:style-name="T31_2">Sep</text:span><text:span text:style-name="T31_3"><text:s/>25,<text:s/>2008</text:span></text:p>
      <text:list text:style-name="LS8" xml:id="list20">
        <text:list-item>
          <text:p text:style-name="P32"><text:span text:style-name="T32_1"><text:s/></text:span><text:span text:style-name="T32_2">Completed</text:span><text:span text:style-name="T32_3"><text:s/></text:span><text:span text:style-name="T32_4">dyadic</text:span><text:span text:style-name="T32_5"><text:s/></text:span><text:span text:style-name="T32_6">case</text:span><text:span text:style-name="T32_7"><text:s/></text:span><text:span text:style-name="T32_8">of</text:span><text:span text:style-name="T32_9"><text:s/></text:span><text:span text:style-name="T32_10">doc</text:span><text:span text:style-name="T32_11">.</text:span></text:p>
        </text:list-item>
        <text:list-item>
          <text:p text:style-name="P33"><text:span text:style-name="T33_1"><text:s/></text:span><text:span text:style-name="T33_2">Updated</text:span><text:span text:style-name="T33_3"><text:s/></text:span><text:span text:style-name="T33_4">jod</text:span><text:span text:style-name="T33_5">.</text:span><text:span text:style-name="T33_6">pdf</text:span><text:span text:style-name="T33_7"><text:s/></text:span><text:span text:style-name="T33_8">to</text:span><text:span text:style-name="T33_9"><text:s/></text:span><text:span text:style-name="T33_10">describe</text:span><text:span text:style-name="T33_11"><text:s/></text:span><text:span text:style-name="T33_12">changes</text:span><text:span text:style-name="T33_13">.</text:span></text:p>
        </text:list-item>
      </text:list>
      <text:p text:style-name="P34"><text:span text:style-name="T34_1">==<text:s/>0.7.1<text:s/>==<text:s/></text:span><text:span text:style-name="T34_2">Sep</text:span><text:span text:style-name="T34_3"><text:s/>24,<text:s/>2008</text:span></text:p>
      <text:list text:style-name="LS9" xml:id="list22">
        <text:list-item>
          <text:p text:style-name="P35"><text:span text:style-name="T35_1">Removed</text:span><text:span text:style-name="T35_2"><text:s/></text:span><text:span text:style-name="T35_3">some</text:span><text:span text:style-name="T35_4"><text:s/></text:span><text:span text:style-name="T35_5">large</text:span><text:span text:style-name="T35_6"><text:s/></text:span><text:span text:style-name="T35_7">EPS</text:span><text:span text:style-name="T35_8"><text:s/></text:span><text:span text:style-name="T35_9">files</text:span><text:span text:style-name="T35_10"><text:s/></text:span><text:span text:style-name="T35_11">from</text:span><text:span text:style-name="T35_12"><text:s/></text:span><text:span text:style-name="T35_13">dictionary</text:span><text:span text:style-name="T35_14"><text:s/></text:span><text:span text:style-name="T35_15">to</text:span><text:span text:style-name="T35_16"><text:s/></text:span><text:span text:style-name="T35_17">reduce</text:span><text:span text:style-name="T35_18"><text:s/></text:span><text:span text:style-name="T35_19">download</text:span><text:span text:style-name="T35_20"><text:s/></text:span><text:span text:style-name="T35_21">size</text:span><text:span text:style-name="T35_22">.</text:span></text:p>
        </text:list-item>
        <text:list-item>
          <text:p text:style-name="P36"><text:span text:style-name="T36_1"><text:s/></text:span><text:span text:style-name="T36_2">Replaced</text:span><text:span text:style-name="T36_3"><text:s/></text:span><text:span text:style-name="T36_4">JOD</text:span><text:span text:style-name="T36_5"><text:s/></text:span><text:span text:style-name="T36_6">directory</text:span><text:span text:style-name="T36_7"><text:s/></text:span><text:span text:style-name="T36_8">diagram</text:span><text:span text:style-name="T36_9"><text:s/></text:span><text:span text:style-name="T36_10">in</text:span><text:span text:style-name="T36_11"><text:s/></text:span><text:span text:style-name="T36_12">jod</text:span><text:span text:style-name="T36_13">.</text:span><text:span text:style-name="T36_14">pdf</text:span><text:span text:style-name="T36_15"><text:s/>-<text:s/></text:span><text:span text:style-name="T36_16">reduces</text:span><text:span text:style-name="T36_17"><text:s/></text:span><text:span text:style-name="T36_18">size</text:span><text:span text:style-name="T36_19"><text:s/></text:span><text:span text:style-name="T36_20">of</text:span><text:span text:style-name="T36_21"><text:s/></text:span><text:span text:style-name="T36_22">jod</text:span><text:span text:style-name="T36_23">.</text:span><text:span text:style-name="T36_24">pdf</text:span></text:p>
        </text:list-item>
      </text:list>
      <text:p text:style-name="P37"><text:span text:style-name="T37_1">==<text:s/>0.7.0<text:s/>==<text:s/></text:span><text:span text:style-name="T37_2">Sep</text:span><text:span text:style-name="T37_3"><text:s/>24,<text:s/>2008</text:span></text:p>
      <text:list text:style-name="LS10" xml:id="list24">
        <text:list-item>
          <text:p text:style-name="P38"><text:span text:style-name="T38_1"><text:s/></text:span><text:span text:style-name="T38_2">References</text:span><text:span text:style-name="T38_3"><text:s/></text:span><text:span text:style-name="T38_4">added</text:span><text:span text:style-name="T38_5"><text:s/></text:span><text:span text:style-name="T38_6">to</text:span><text:span text:style-name="T38_7"><text:s/></text:span><text:span text:style-name="T38_8">jod</text:span><text:span text:style-name="T38_9">.</text:span><text:span text:style-name="T38_10">pdf</text:span><text:span text:style-name="T38_11"> <text:s/></text:span></text:p>
        </text:list-item>
        <text:list-item>
          <text:p text:style-name="P39"><text:span text:style-name="T39_1"><text:s/></text:span><text:span text:style-name="T39_2">JOD</text:span><text:span text:style-name="T39_3"><text:s/></text:span><text:span text:style-name="T39_4">hardcopy</text:span><text:span text:style-name="T39_5"><text:s/></text:span><text:span text:style-name="T39_6"><text:a xlink:type="simple" xlink:href="http://www.lulu.com"><text:span text:style-name="T39_7">www</text:span></text:a></text:span><text:span text:style-name="T39_8"><text:a xlink:type="simple" xlink:href="http://www.lulu.com"><text:span text:style-name="T39_9">.</text:span></text:a></text:span><text:span text:style-name="T39_10"><text:a xlink:type="simple" xlink:href="http://www.lulu.com"><text:span text:style-name="T39_11">lulu</text:span></text:a></text:span><text:span text:style-name="T39_12"><text:a xlink:type="simple" xlink:href="http://www.lulu.com"><text:span text:style-name="T39_13">.</text:span></text:a></text:span><text:span text:style-name="T39_14"><text:a xlink:type="simple" xlink:href="http://www.lulu.com"><text:span text:style-name="T39_15">com</text:span></text:a></text:span><text:span text:style-name="T39_16">.</text:span></text:p>
        </text:list-item>
      </text:list>
      <text:p text:style-name="P40"><text:span text:style-name="T40_1">==<text:s/>0.6.0<text:s/>==<text:s/></text:span><text:span text:style-name="T40_2">Aug</text:span><text:span text:style-name="T40_3"><text:s/>18,<text:s/>2008</text:span></text:p>
      <text:list text:style-name="LS11" xml:id="list26">
        <text:list-item>
          <text:p text:style-name="P41"><text:span text:style-name="T41_1">Minor</text:span><text:span text:style-name="T41_2"><text:s/></text:span><text:span text:style-name="T41_3">jod</text:span><text:span text:style-name="T41_4">.</text:span><text:span text:style-name="T41_5">ijs</text:span><text:span text:style-name="T41_6"><text:s/></text:span><text:span text:style-name="T41_7">edits</text:span><text:span text:style-name="T41_8">.</text:span></text:p>
        </text:list-item>
        <text:list-item>
          <text:p text:style-name="P42"><text:span text:style-name="T42_1">Jod</text:span><text:span text:style-name="T42_2">.</text:span><text:span text:style-name="T42_3">pdf</text:span><text:span text:style-name="T42_4"><text:s/></text:span><text:span text:style-name="T42_5">index</text:span><text:span text:style-name="T42_6"><text:s/></text:span><text:span text:style-name="T42_7">improved</text:span><text:span text:style-name="T42_8">.</text:span></text:p>
        </text:list-item>
      </text:list>
      <text:p text:style-name="P43"><text:span text:style-name="T43_1">==<text:s/>0.5.1<text:s/>==<text:s/></text:span><text:span text:style-name="T43_2">Jul</text:span><text:span text:style-name="T43_3"><text:s/>21,<text:s/>2008</text:span></text:p>
      <text:list text:style-name="LS12" xml:id="list28">
        <text:list-item>
          <text:p text:style-name="P44"><text:span text:style-name="T44_1">joduserconfig</text:span><text:span text:style-name="T44_2">.</text:span><text:span text:style-name="T44_3">ijs</text:span><text:span text:style-name="T44_4"> </text:span><text:span text:style-name="T44_5">added</text:span></text:p>
        </text:list-item>
        <text:list-item>
          <text:p text:style-name="P45"><text:span text:style-name="T45_1">gdeps</text:span><text:span text:style-name="T45_2"> </text:span><text:span text:style-name="T45_3">now</text:span><text:span text:style-name="T45_4"> </text:span><text:span text:style-name="T45_5">documented</text:span><text:span text:style-name="T45_6"> </text:span><text:span text:style-name="T45_7">in</text:span><text:span text:style-name="T45_8"> </text:span><text:span text:style-name="T45_9">jod</text:span><text:span text:style-name="T45_10">.</text:span><text:span text:style-name="T45_11">pdf</text:span></text:p>
        </text:list-item>
      </text:list>
      <text:p text:style-name="P46"><text:span text:style-name="T46_1">==<text:s/>0.5.0<text:s/>==<text:s/></text:span><text:span text:style-name="T46_2">Jul</text:span><text:span text:style-name="T46_3"><text:s/>18,<text:s/>2008</text:span></text:p>
      <text:list text:style-name="LS13" xml:id="list30">
        <text:list-item>
          <text:p text:style-name="P47"><text:span text:style-name="T47_1">jod</text:span><text:span text:style-name="T47_2">.</text:span><text:span text:style-name="T47_3">pdf</text:span><text:span text:style-name="T47_4"><text:s/></text:span><text:span text:style-name="T47_5">documentation</text:span><text:span text:style-name="T47_6"><text:s/></text:span><text:span text:style-name="T47_7">complete</text:span></text:p>
        </text:list-item>
      </text:list>
      <text:p text:style-name="P48"><text:span text:style-name="T48_1">==<text:s/>0.4.0<text:s/>==<text:s/></text:span><text:span text:style-name="T48_2">Jul</text:span><text:span text:style-name="T48_3"><text:s/>10,<text:s/>2008</text:span></text:p>
      <text:list text:style-name="LS14" xml:id="list31">
        <text:list-item>
          <text:p text:style-name="P49"><text:span text:style-name="T49_1">Insure</text:span><text:span text:style-name="T49_2"> </text:span><text:span text:style-name="T49_3">at</text:span><text:span text:style-name="T49_4"> </text:span><text:span text:style-name="T49_5">least</text:span><text:span text:style-name="T49_6"> </text:span><text:span text:style-name="T49_7">one</text:span><text:span text:style-name="T49_8"> </text:span><text:span text:style-name="T49_9">group</text:span><text:span text:style-name="T49_10"> </text:span><text:span text:style-name="T49_11">in</text:span><text:span text:style-name="T49_12"> </text:span><text:span text:style-name="T49_13">joddevload</text:span><text:span text:style-name="T49_14"> </text:span><text:span text:style-name="T49_15">for</text:span><text:span text:style-name="T49_16"> </text:span><text:span text:style-name="T49_17">lab</text:span></text:p>
        </text:list-item>
        <text:list-item>
          <text:p text:style-name="P50"><text:span text:style-name="T50_1">Minor</text:span><text:span text:style-name="T50_2"> </text:span><text:span text:style-name="T50_3">lab</text:span><text:span text:style-name="T50_4"> </text:span><text:span text:style-name="T50_5">edits</text:span><text:span text:style-name="T50_6"> - </text:span><text:span text:style-name="T50_7">refer</text:span><text:span text:style-name="T50_8"> </text:span><text:span text:style-name="T50_9">to</text:span><text:span text:style-name="T50_10"> </text:span><text:span text:style-name="T50_11">startup</text:span><text:span text:style-name="T50_12">.</text:span><text:span text:style-name="T50_13">ijs</text:span><text:span text:style-name="T50_14"> </text:span><text:span text:style-name="T50_15">instead</text:span><text:span text:style-name="T50_16"> </text:span><text:span text:style-name="T50_17">of</text:span><text:span text:style-name="T50_18"> </text:span><text:span text:style-name="T50_19">scripts</text:span><text:span text:style-name="T50_20">.</text:span><text:span text:style-name="T50_21">ijs</text:span></text:p>
        </text:list-item>
      </text:list>
      <text:p text:style-name="P51"><text:span text:style-name="T51_1">==<text:s/>0.3.8<text:s/>==<text:s/></text:span><text:span text:style-name="T51_2">May</text:span><text:span text:style-name="T51_3"><text:s/>31,<text:s/>2008</text:span></text:p>
      <text:list text:style-name="LS15" xml:id="list33">
        <text:list-item>
          <text:p text:style-name="P52"><text:span text:style-name="T52_1">Minor</text:span><text:span text:style-name="T52_2"><text:s/></text:span><text:span text:style-name="T52_3">update</text:span><text:span text:style-name="T52_4"><text:s/></text:span><text:span text:style-name="T52_5">to</text:span><text:span text:style-name="T52_6"><text:s/></text:span><text:span text:style-name="T52_7">last</text:span><text:span text:style-name="T52_8"><text:s/></text:span><text:span text:style-name="T52_9">lab</text:span><text:span text:style-name="T52_10"><text:s/></text:span><text:span text:style-name="T52_11">section</text:span></text:p>
        </text:list-item>
      </text:list>
      <text:p text:style-name="P53"><text:span text:style-name="T53_1">==<text:s/>0.3.7<text:s/>==<text:s/></text:span><text:span text:style-name="T53_2">May</text:span><text:span text:style-name="T53_3"><text:s/>31,<text:s/>2008</text:span></text:p>
      <text:list text:style-name="LS16" xml:id="list34">
        <text:list-item>
          <text:p text:style-name="P54"><text:span text:style-name="T54_1">Bug</text:span><text:span text:style-name="T54_2"><text:s/></text:span><text:span text:style-name="T54_3">fixes</text:span><text:span text:style-name="T54_4"><text:s/></text:span><text:span text:style-name="T54_5">in</text:span><text:span text:style-name="T54_6"><text:s/></text:span><text:span text:style-name="T54_7">labs</text:span><text:span text:style-name="T54_8"><text:s/>–<text:s/></text:span><text:span text:style-name="T54_9">all</text:span><text:span text:style-name="T54_10"><text:s/></text:span><text:span text:style-name="T54_11">labs</text:span><text:span text:style-name="T54_12"><text:s/></text:span><text:span text:style-name="T54_13">now</text:span><text:span text:style-name="T54_14"><text:s/></text:span><text:span text:style-name="T54_15">run</text:span></text:p>
        </text:list-item>
      </text:list>
      <text:p text:style-name="P55"><text:span text:style-name="T55_1">==<text:s/>0.3.6<text:s/>==<text:s/></text:span><text:span text:style-name="T55_2">May</text:span><text:span text:style-name="T55_3"><text:s/>29,<text:s/>2008</text:span></text:p>
      <text:list text:style-name="LS17" xml:id="list35">
        <text:list-item>
          <text:p text:style-name="P56"><text:span text:style-name="T56_1">First</text:span><text:span text:style-name="T56_2"> </text:span><text:span text:style-name="T56_3">release</text:span><text:span text:style-name="T56_4"> </text:span><text:span text:style-name="T56_5">of</text:span><text:span text:style-name="T56_6"> </text:span><text:span text:style-name="T56_7">fully</text:span><text:span text:style-name="T56_8"> "</text:span><text:span text:style-name="T56_9">addon</text:span><text:span text:style-name="T56_10">-</text:span><text:span text:style-name="T56_11">ized</text:span><text:span text:style-name="T56_12">" </text:span><text:span text:style-name="T56_13">JOD</text:span><text:span text:style-name="T56_14"> - </text:span><text:span text:style-name="T56_15">versions</text:span><text:span text:style-name="T56_16"> </text:span><text:span text:style-name="T56_17">prior</text:span><text:span text:style-name="T56_18"><text:s/></text:span><text:span text:style-name="T56_19">to</text:span><text:span text:style-name="T56_20"> </text:span><text:span text:style-name="T56_21">this</text:span><text:span text:style-name="T56_22"> </text:span><text:span text:style-name="T56_23">release</text:span><text:span text:style-name="T56_24"> </text:span><text:span text:style-name="T56_25">had</text:span><text:span text:style-name="T56_26"> </text:span><text:span text:style-name="T56_27">to</text:span><text:span text:style-name="T56_28"> </text:span><text:span text:style-name="T56_29">be</text:span><text:span text:style-name="T56_30"> </text:span><text:span text:style-name="T56_31">manually</text:span><text:span text:style-name="T56_32"> </text:span><text:span text:style-name="T56_33">installed</text:span><text:span text:style-name="T56_34"> </text:span><text:span text:style-name="T56_35">by</text:span><text:span text:style-name="T56_36"> </text:span><text:span text:style-name="T56_37">ad</text:span><text:span text:style-name="T56_38">-</text:span><text:span text:style-name="T56_39">hoc</text:span><text:span text:style-name="T56_40"> </text:span><text:span text:style-name="T56_41">scripts</text:span><text:span text:style-name="T56_42">. </text:span><text:span text:style-name="T56_43">Now</text:span><text:span text:style-name="T56_44"> </text:span><text:span text:style-name="T56_45">the</text:span><text:span text:style-name="T56_46"> </text:span><text:span text:style-name="T56_47">JAL</text:span><text:span text:style-name="T56_48"> </text:span><text:span text:style-name="T56_49">handl</text:span><text:span text:style-name="T56_50">e</text:span><text:span text:style-name="T56_51">s</text:span><text:span text:style-name="T56_52"> </text:span><text:span text:style-name="T56_53">JOD</text:span><text:span text:style-name="T56_54"> </text:span><text:span text:style-name="T56_55">installs</text:span><text:span text:style-name="T56_56">.</text:span></text:p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LS_5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LS_8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8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8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8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8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8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8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8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8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9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number style:num-format="1" text:style-name="LLS_9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9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9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9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9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9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9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9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9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10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1" text:style-name="LLS_10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0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0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0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0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0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0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0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0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LS_11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1">
      <text:list-level-style-number style:num-format="1" text:style-name="LLS_1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1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1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1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2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2">
      <text:list-level-style-number style:num-format="1" text:style-name="LLS_12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2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2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2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2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2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2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2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2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3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3">
      <text:list-level-style-number style:num-format="1" text:style-name="LLS_1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3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3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3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3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4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4">
      <text:list-level-style-number style:num-format="1" text:style-name="LLS_1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4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4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4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5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5">
      <text:list-level-style-number style:num-format="1" text:style-name="LLS_15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5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5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5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5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5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5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5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5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6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6">
      <text:list-level-style-number style:num-format="1" text:style-name="LLS_16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6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6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6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6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6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6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6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6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17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7">
      <text:list-level-style-number style:num-format="1" text:style-name="LLS_17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7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7_2" text:level="3" style:num-suffix=".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7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7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7_5" text:level="6" style:num-suffix=".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17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17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17_8" text:level="9" style:num-suffix=".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35.56cm" fo:margin-top="1.27cm" fo:margin-bottom="1.27cm" fo:margin-left="1.27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